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sans-serif"/>
  </office:font-face-decls>
  <office:automatic-styles>
    <style:style style:name="P1" style:family="paragraph" style:parent-style-name="Text_20_body">
      <style:paragraph-properties fo:margin-top="0cm" fo:margin-bottom="0.847cm" style:contextual-spacing="false" style:line-height-at-least="0.741cm" fo:orphans="2" fo:widows="2" fo:padding="0cm" fo:border="none"/>
      <style:text-properties fo:font-variant="normal" fo:text-transform="none" style:font-name="AnjaliOldLipi" fo:font-size="11pt" fo:letter-spacing="normal" fo:font-style="normal" fo:font-weight="normal" style:font-size-asian="11pt" style:font-size-complex="11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pound sweet Italian sausage</text:p>
      <text:p text:style-name="P1">¾ pound lean ground beef</text:p>
      <text:p text:style-name="P1">½ cup minced onion</text:p>
      <text:p text:style-name="P1">2 cloves garlic, crushed</text:p>
      <text:p text:style-name="P1">1 (28 ounce) can crushed tomatoes</text:p>
      <text:p text:style-name="P1">2 (6 ounce) cans tomato paste</text:p>
      <text:p text:style-name="P1">2 (6.5 ounce) cans canned tomato sauce</text:p>
      <text:p text:style-name="P1">½ cup water</text:p>
      <text:p text:style-name="P1">2 tablespoons white sugar</text:p>
      <text:p text:style-name="P1">1 ½ teaspoons dried basil leaves</text:p>
      <text:p text:style-name="P1">½ teaspoon fennel seeds</text:p>
      <text:p text:style-name="P1">1 teaspoon Italian seasoning</text:p>
      <text:p text:style-name="P1">1 ½ teaspoons salt, divided, or to taste</text:p>
      <text:p text:style-name="P1">¼ teaspoon ground black pepper</text:p>
      <text:p text:style-name="P1">4 tablespoons chopped fresh parsley</text:p>
      <text:p text:style-name="P1">12 lasagna noodles</text:p>
      <text:p text:style-name="P1"><text:soft-page-break/>16 ounces ricotta cheese</text:p>
      <text:p text:style-name="P1">1 egg</text:p>
      <text:p text:style-name="P1">¾ pound mozzarella cheese, sliced</text:p>
      <text:p text:style-name="P1">¾ cup grated Parmesan cheese</text:p>
      <text:p text:style-name="P1"/>
      <text:p text:style-name="P1">https://www.allrecipes.com/recipe/23600/worlds-best-lasagna/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21:12:27.891545025</meta:creation-date>
    <dc:date>2022-02-02T21:15:33.872752226</dc:date>
    <meta:editing-duration>PT3M6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2" meta:paragraph-count="21" meta:word-count="96" meta:character-count="587" meta:non-whitespace-character-count="512"/>
  </office:meta>
</office:document-meta>
</file>